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000000220A6A7DE2755DB2F62.png" manifest:media-type="image/png"/>
  <manifest:file-entry manifest:full-path="Pictures/1000020100000105000001DD9A8CE0BFC4DBE4F7.png" manifest:media-type="image/png"/>
  <manifest:file-entry manifest:full-path="Pictures/10000201000000F0000001598A2775B1C9279901.png" manifest:media-type="image/png"/>
  <manifest:file-entry manifest:full-path="Pictures/10000201000001C7000002D0B13641B38F6C35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8e86ae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507cm" svg:height="13.462cm" svg:x="2.5cm" svg:y="1cm">
          <draw:image xlink:href="Pictures/10000201000001C7000002D0B13641B38F6C35AF.png" xlink:type="simple" xlink:show="embed" xlink:actuate="onLoad" loext:mime-type="image/png">
            <text:p/>
          </draw:image>
        </draw:frame>
        <draw:frame draw:style-name="gr1" draw:text-style-name="P1" draw:layer="layout" svg:width="4.262cm" svg:height="6.127cm" svg:x="13cm" svg:y="1.473cm">
          <draw:image xlink:href="Pictures/10000201000000F0000001598A2775B1C9279901.png" xlink:type="simple" xlink:show="embed" xlink:actuate="onLoad" loext:mime-type="image/png">
            <text:p/>
          </draw:image>
        </draw:frame>
        <draw:frame draw:style-name="gr1" draw:text-style-name="P1" draw:layer="layout" svg:width="4.935cm" svg:height="9.02cm" svg:x="11.265cm" svg:y="11.1cm">
          <draw:image xlink:href="Pictures/1000020100000105000001DD9A8CE0BFC4DBE4F7.png" xlink:type="simple" xlink:show="embed" xlink:actuate="onLoad" loext:mime-type="image/png">
            <text:p/>
          </draw:image>
        </draw:frame>
        <draw:frame draw:style-name="gr1" draw:text-style-name="P1" draw:layer="layout" svg:width="6.918cm" svg:height="9.8cm" svg:x="21.6cm" svg:y="5.9cm">
          <draw:image xlink:href="Pictures/100002010000018000000220A6A7DE2755DB2F62.png" xlink:type="simple" xlink:show="embed" xlink:actuate="onLoad" loext:mime-type="image/png">
            <text:p/>
          </draw:image>
        </draw:frame>
        <draw:line draw:style-name="gr2" draw:text-style-name="P2" draw:layer="layout" svg:x1="16.2cm" svg:y1="18.7cm" svg:x2="24.2cm" svg:y2="15cm">
          <text:p/>
        </draw:line>
        <draw:line draw:style-name="gr2" draw:text-style-name="P2" draw:layer="layout" svg:x1="11.3cm" svg:y1="19.1cm" svg:x2="4.6cm" svg:y2="14.4cm">
          <text:p/>
        </draw:line>
        <draw:line draw:style-name="gr2" draw:text-style-name="P2" draw:layer="layout" svg:x1="16cm" svg:y1="14.4cm" svg:x2="16.5cm" svg:y2="7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08:29:13.764912864</meta:creation-date>
    <dc:date>2022-05-11T08:55:16.224761685</dc:date>
    <meta:editing-duration>PT25M59S</meta:editing-duration>
    <meta:editing-cycles>9</meta:editing-cycles>
    <meta:generator>LibreOffice/6.4.7.2$Linux_X86_64 LibreOffice_project/40$Build-2</meta:generator>
    <meta:document-statistic meta:object-count="7"/>
  </office:meta>
</office:document-meta>
</file>